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ui-monospace" fo:font-size="10.5pt" fo:letter-spacing="normal" fo:font-style="normal" fo:font-weight="bold" officeooo:rsid="000f21d9" officeooo:paragraph-rsid="000f21d9" style:font-weight-asian="bold" style:font-weight-complex="bold"/>
    </style:style>
    <style:style style:name="P2" style:family="paragraph" style:parent-style-name="Standard">
      <style:text-properties officeooo:rsid="000f21d9" officeooo:paragraph-rsid="000f21d9"/>
    </style:style>
    <style:style style:name="P3" style:family="paragraph" style:parent-style-name="Standard">
      <style:text-properties fo:font-weight="bold" officeooo:rsid="000f21d9" officeooo:paragraph-rsid="000f21d9" style:font-weight-asian="bold" style:font-weight-complex="bold"/>
    </style:style>
    <style:style style:name="P4" style:family="paragraph" style:parent-style-name="Preformatted_20_Text">
      <style:text-properties fo:font-variant="normal" fo:text-transform="none" fo:color="#000000" loext:opacity="100%" style:font-name="ui-monospace" fo:font-size="10.5pt" fo:letter-spacing="normal" fo:font-style="normal" fo:font-weight="bold" officeooo:rsid="000f21d9" officeooo:paragraph-rsid="000f21d9" style:font-weight-asian="bold" style:font-weight-complex="bold"/>
    </style:style>
    <style:style style:name="P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ui-monospace" fo:font-size="10.5pt" fo:letter-spacing="normal" fo:font-style="normal" fo:font-weight="bold" style:font-weight-asian="bold" style:font-weight-complex="bold"/>
    </style:style>
    <style:style style:name="P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P7" style:family="paragraph" style:parent-style-name="Standard">
      <style:text-properties fo:font-weight="bold" officeooo:rsid="000f21d9" officeooo:paragraph-rsid="000f21d9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0f21d9" officeooo:paragraph-rsid="000f21d9" style:font-weight-asian="bold" style:font-weight-complex="bold"/>
    </style:style>
    <style:style style:name="T1" style:family="text">
      <style:text-properties style:font-name="ui-monospace" fo:font-size="10.5pt" fo:font-style="normal"/>
    </style:style>
    <style:style style:name="T2" style:family="text">
      <style:text-properties style:font-name="ui-monospace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icionar arquivos no github</text:p>
      <text:p text:style-name="P2"/>
      <text:p text:style-name="P2"/>
      <text:p text:style-name="P1"><text:bookmark text:name="empty-setup-new-repo-echo"/>git init</text:p>
      <text:p text:style-name="P3">git status</text:p>
      <text:p text:style-name="P3">git add . </text:p>
      <text:p text:style-name="P3">Git status</text:p>
      <text:p text:style-name="P3">git commit -m "texto comentário “commit"</text:p>
      <text:p text:style-name="P3"/>
      <text:p text:style-name="P8"/>
      <text:p text:style-name="P1"><text:bookmark text:name="empty-setup-push-repo-echo"/>git remoto adicionar origem https://github.com/danieldevbz39/PROJETOS.git</text:p>
      <text:p text:style-name="P6"><text:s/><text:span text:style-name="T1">git branch -M main </text:span></text:p>
      <text:p text:style-name="P5">git push -u origin main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1:55:18.258143392</meta:creation-date>
    <meta:generator>LibreOffice/7.3.7.2$Linux_X86_64 LibreOffice_project/30$Build-2</meta:generator>
    <dc:date>2024-01-10T16:06:37.204353597</dc:date>
    <meta:editing-duration>PT22M20S</meta:editing-duration>
    <meta:editing-cycles>3</meta:editing-cycles>
    <meta:document-statistic meta:table-count="0" meta:image-count="0" meta:object-count="0" meta:page-count="1" meta:paragraph-count="9" meta:word-count="33" meta:character-count="222" meta:non-whitespace-character-count="195"/>
  </office:meta>
</office:document-meta>
</file>